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13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76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iesAndEffectiven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ad image from local folder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9780497&quot;)" office:value-type="string" office:string-value="https://stackoverflow.com/questions/29780497" calcext:value-type="string">
            <text:p>https://stackoverflow.com/questions/29780497</text:p>
          </table:table-cell>
        </table:table-row>
        <table:table-row table:style-name="ro1">
          <table:table-cell office:value-type="string" calcext:value-type="string">
            <text:p>List XML element Attributes</text:p>
          </table:table-cell>
          <table:table-cell office:value-type="float" office:value="5" calcext:value-type="float">
            <text:p>5</text:p>
          </table:table-cell>
          <table:table-cell table:formula="of:=HYPERLINK(&quot;https://stackoverflow.com/questions/6773773&quot;)" office:value-type="string" office:string-value="https://stackoverflow.com/questions/6773773" calcext:value-type="string">
            <text:p>https://stackoverflow.com/questions/6773773</text:p>
          </table:table-cell>
        </table:table-row>
        <table:table-row table:style-name="ro1">
          <table:table-cell office:value-type="string" calcext:value-type="string">
            <text:p>Connect to a SQLite database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19398975&quot;)" office:value-type="string" office:string-value="https://stackoverflow.com/questions/19398975" calcext:value-type="string">
            <text:p>https://stackoverflow.com/questions/19398975</text:p>
          </table:table-cell>
        </table:table-row>
        <table:table-row table:style-name="ro1">
          <table:table-cell office:value-type="string" calcext:value-type="string">
            <text:p>Send email with attachment in Java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935714&quot;)" office:value-type="string" office:string-value="https://stackoverflow.com/questions/935714" calcext:value-type="string">
            <text:p>https://stackoverflow.com/questions/935714</text:p>
          </table:table-cell>
        </table:table-row>
        <table:table-row table:style-name="ro1">
          <table:table-cell office:value-type="string" calcext:value-type="string">
            <text:p>How to resize images in Java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44177&quot;)" office:value-type="string" office:string-value="https://stackoverflow.com/questions/244177" calcext:value-type="string">
            <text:p>https://stackoverflow.com/questions/244177</text:p>
          </table:table-cell>
        </table:table-row>
        <table:table-row table:style-name="ro1">
          <table:table-cell office:value-type="string" calcext:value-type="string">
            <text:p>Generate random integer</text:p>
          </table:table-cell>
          <table:table-cell office:value-type="float" office:value="5" calcext:value-type="float">
            <text:p>5</text:p>
          </table:table-cell>
          <table:table-cell table:formula="of:=HYPERLINK(&quot;https://stackoverflow.com/questions/29279143&quot;)" office:value-type="string" office:string-value="https://stackoverflow.com/questions/29279143" calcext:value-type="string">
            <text:p>https://stackoverflow.com/questions/29279143</text:p>
          </table:table-cell>
        </table:table-row>
        <table:table-row table:style-name="ro1">
          <table:table-cell office:value-type="string" calcext:value-type="string">
            <text:p>How do I check if a string is a valid date?</text:p>
          </table:table-cell>
          <table:table-cell office:value-type="float" office:value="4" calcext:value-type="float">
            <text:p>4</text:p>
          </table:table-cell>
          <table:table-cell table:formula="of:=HYPERLINK(&quot;https://stackoverflow.com/questions/30578421&quot;)" office:value-type="string" office:string-value="https://stackoverflow.com/questions/30578421" calcext:value-type="string">
            <text:p>https://stackoverflow.com/questions/30578421</text:p>
          </table:table-cell>
        </table:table-row>
        <table:table-row table:style-name="ro1">
          <table:table-cell office:value-type="string" calcext:value-type="string">
            <text:p>How do I format a number with leading zeros?</text:p>
          </table:table-cell>
          <table:table-cell office:value-type="float" office:value="6" calcext:value-type="float">
            <text:p>6</text:p>
          </table:table-cell>
          <table:table-cell table:formula="of:=HYPERLINK(&quot;https://stackoverflow.com/questions/275715&quot;)" office:value-type="string" office:string-value="https://stackoverflow.com/questions/275715" calcext:value-type="string">
            <text:p>https://stackoverflow.com/questions/275715</text:p>
          </table:table-cell>
        </table:table-row>
        <table:table-row table:style-name="ro1">
          <table:table-cell office:value-type="string" calcext:value-type="string">
            <text:p>How do I iterate each characters of a string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96834&quot;)" office:value-type="string" office:string-value="https://stackoverflow.com/questions/196834" calcext:value-type="string">
            <text:p>https://stackoverflow.com/questions/196834</text:p>
          </table:table-cell>
        </table:table-row>
        <table:table-row table:style-name="ro1">
          <table:table-cell office:value-type="string" calcext:value-type="string">
            <text:p>How do I ping a host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9460716&quot;)" office:value-type="string" office:string-value="https://stackoverflow.com/questions/29460716" calcext:value-type="string">
            <text:p>https://stackoverflow.com/questions/29460716</text:p>
          </table:table-cell>
        </table:table-row>
        <table:table-row table:style-name="ro1">
          <table:table-cell office:value-type="string" calcext:value-type="string">
            <text:p>Append string to a text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2609585&quot;)" office:value-type="string" office:string-value="https://stackoverflow.com/questions/22609585" calcext:value-type="string">
            <text:p>https://stackoverflow.com/questions/22609585</text:p>
          </table:table-cell>
        </table:table-row>
        <table:table-row table:style-name="ro1">
          <table:table-cell office:value-type="string" calcext:value-type="string">
            <text:p>Reads a text file and displays it line by line</text:p>
          </table:table-cell>
          <table:table-cell office:value-type="float" office:value="10" calcext:value-type="float">
            <text:p>10</text:p>
          </table:table-cell>
          <table:table-cell table:formula="of:=HYPERLINK(&quot;https://stackoverflow.com/questions/45350777&quot;)" office:value-type="string" office:string-value="https://stackoverflow.com/questions/45350777" calcext:value-type="string">
            <text:p>https://stackoverflow.com/questions/45350777</text:p>
          </table:table-cell>
        </table:table-row>
        <table:table-row table:style-name="ro1">
          <table:table-cell office:value-type="string" calcext:value-type="string">
            <text:p>Insert images in mongoDB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245903&quot;)" office:value-type="string" office:string-value="https://stackoverflow.com/questions/4245903" calcext:value-type="string">
            <text:p>https://stackoverflow.com/questions/4245903</text:p>
          </table:table-cell>
        </table:table-row>
        <table:table-row table:style-name="ro1">
          <table:table-cell office:value-type="string" calcext:value-type="string">
            <text:p>Java Program to Calculate average of numbers using Array</text:p>
          </table:table-cell>
          <table:table-cell office:value-type="float" office:value="9" calcext:value-type="float">
            <text:p>9</text:p>
          </table:table-cell>
          <table:table-cell table:formula="of:=HYPERLINK(&quot;https://stackoverflow.com/questions/7008288&quot;)" office:value-type="string" office:string-value="https://stackoverflow.com/questions/7008288" calcext:value-type="string">
            <text:p>https://stackoverflow.com/questions/7008288</text:p>
          </table:table-cell>
        </table:table-row>
        <table:table-row table:style-name="ro1">
          <table:table-cell office:value-type="string" calcext:value-type="string">
            <text:p>Java Program to display first 100 prime numbers</text:p>
          </table:table-cell>
          <table:table-cell office:value-type="float" office:value="6" calcext:value-type="float">
            <text:p>6</text:p>
          </table:table-cell>
          <table:table-cell table:formula="of:=HYPERLINK(&quot;https://stackoverflow.com/questions/10319818&quot;)" office:value-type="string" office:string-value="https://stackoverflow.com/questions/10319818" calcext:value-type="string">
            <text:p>https://stackoverflow.com/questions/10319818</text:p>
          </table:table-cell>
        </table:table-row>
        <table:table-row table:style-name="ro1">
          <table:table-cell office:value-type="string" calcext:value-type="string">
            <text:p>Java Program to check Leap Yea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5617941&quot;)" office:value-type="string" office:string-value="https://stackoverflow.com/questions/25617941" calcext:value-type="string">
            <text:p>https://stackoverflow.com/questions/25617941</text:p>
          </table:table-cell>
        </table:table-row>
        <table:table-row table:style-name="ro1">
          <table:table-cell office:value-type="string" calcext:value-type="string">
            <text:p>Java Program to find ASCII value of a charac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6458601&quot;)" office:value-type="string" office:string-value="https://stackoverflow.com/questions/16458601" calcext:value-type="string">
            <text:p>https://stackoverflow.com/questions/16458601</text:p>
          </table:table-cell>
        </table:table-row>
        <table:table-row table:style-name="ro1">
          <table:table-cell office:value-type="string" calcext:value-type="string">
            <text:p>Java Program to read number from Standard Inpu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0334452&quot;)" office:value-type="string" office:string-value="https://stackoverflow.com/questions/20334452" calcext:value-type="string">
            <text:p>https://stackoverflow.com/questions/20334452</text:p>
          </table:table-cell>
        </table:table-row>
        <table:table-row table:style-name="ro1">
          <table:table-cell office:value-type="string" calcext:value-type="string">
            <text:p>Find maximum element of ArrayLis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9546722&quot;)" office:value-type="string" office:string-value="https://stackoverflow.com/questions/19546722" calcext:value-type="string">
            <text:p>https://stackoverflow.com/questions/19546722</text:p>
          </table:table-cell>
        </table:table-row>
        <table:table-row table:style-name="ro1">
          <table:table-cell office:value-type="string" calcext:value-type="string">
            <text:p>Stopping a Thread with interrupt()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0528423&quot;)" office:value-type="string" office:string-value="https://stackoverflow.com/questions/20528423" calcext:value-type="string">
            <text:p>https://stackoverflow.com/questions/20528423</text:p>
          </table:table-cell>
        </table:table-row>
        <table:table-row table:style-name="ro1">
          <table:table-cell office:value-type="string" calcext:value-type="string">
            <text:p>Write lines of text to file using a PrintWri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1496769&quot;)" office:value-type="string" office:string-value="https://stackoverflow.com/questions/11496769" calcext:value-type="string">
            <text:p>https://stackoverflow.com/questions/11496769</text:p>
          </table:table-cell>
        </table:table-row>
        <table:table-row table:style-name="ro1">
          <table:table-cell office:value-type="string" calcext:value-type="string">
            <text:p>How do I get the last element of SortedSet?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8360827&quot;)" office:value-type="string" office:string-value="https://stackoverflow.com/questions/8360827" calcext:value-type="string">
            <text:p>https://stackoverflow.com/questions/8360827</text:p>
          </table:table-cell>
        </table:table-row>
        <table:table-row table:style-name="ro1">
          <table:table-cell office:value-type="string" calcext:value-type="string">
            <text:p>Java Program to Get IP Addres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8477092&quot;)" office:value-type="string" office:string-value="https://stackoverflow.com/questions/28477092" calcext:value-type="string">
            <text:p>https://stackoverflow.com/questions/28477092</text:p>
          </table:table-cell>
        </table:table-row>
        <table:table-row table:style-name="ro1">
          <table:table-cell office:value-type="string" calcext:value-type="string">
            <text:p>Load an Image from a JAR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37054379&quot;)" office:value-type="string" office:string-value="https://stackoverflow.com/questions/37054379" calcext:value-type="string">
            <text:p>https://stackoverflow.com/questions/37054379</text:p>
          </table:table-cell>
        </table:table-row>
        <table:table-row table:style-name="ro1">
          <table:table-cell office:value-type="string" calcext:value-type="string">
            <text:p>Call a procedure with one IN OUT parame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390648&quot;)" office:value-type="string" office:string-value="https://stackoverflow.com/questions/17390648" calcext:value-type="string">
            <text:p>https://stackoverflow.com/questions/17390648</text:p>
          </table:table-cell>
        </table:table-row>
        <table:table-row table:style-name="ro1">
          <table:table-cell office:value-type="string" calcext:value-type="string">
            <text:p>Java Program to find Factorial of a number using Recursion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11447287&quot;)" office:value-type="string" office:string-value="https://stackoverflow.com/questions/11447287" calcext:value-type="string">
            <text:p>https://stackoverflow.com/questions/11447287</text:p>
          </table:table-cell>
        </table:table-row>
        <table:table-row table:style-name="ro1">
          <table:table-cell office:value-type="string" calcext:value-type="string">
            <text:p>Java Program to get Input From Us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4549731&quot;)" office:value-type="string" office:string-value="https://stackoverflow.com/questions/34549731" calcext:value-type="string">
            <text:p>https://stackoverflow.com/questions/34549731</text:p>
          </table:table-cell>
        </table:table-row>
        <table:table-row table:style-name="ro1">
          <table:table-cell office:value-type="string" calcext:value-type="string">
            <text:p>Java Program to Check Even or Odd Numb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5789981&quot;)" office:value-type="string" office:string-value="https://stackoverflow.com/questions/45789981" calcext:value-type="string">
            <text:p>https://stackoverflow.com/questions/45789981</text:p>
          </table:table-cell>
        </table:table-row>
        <table:table-row table:style-name="ro1">
          <table:table-cell office:value-type="string" calcext:value-type="string">
            <text:p>How do I get MAC address of a host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667426&quot;)" office:value-type="string" office:string-value="https://stackoverflow.com/questions/26667426" calcext:value-type="string">
            <text:p>https://stackoverflow.com/questions/26667426</text:p>
          </table:table-cell>
        </table:table-row>
        <table:table-row table:style-name="ro1">
          <table:table-cell office:value-type="string" calcext:value-type="string">
            <text:p>How do I convert number into Roman Numerals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376764&quot;)" office:value-type="string" office:string-value="https://stackoverflow.com/questions/17376764" calcext:value-type="string">
            <text:p>https://stackoverflow.com/questions/17376764</text:p>
          </table:table-cell>
        </table:table-row>
        <table:table-row table:style-name="ro1">
          <table:table-cell office:value-type="string" calcext:value-type="string">
            <text:p>How do I extend classes in Java?</text:p>
          </table:table-cell>
          <table:table-cell office:value-type="float" office:value="8" calcext:value-type="float">
            <text:p>8</text:p>
          </table:table-cell>
          <table:table-cell table:formula="of:=HYPERLINK(&quot;https://stackoverflow.com/questions/7415469&quot;)" office:value-type="string" office:string-value="https://stackoverflow.com/questions/7415469" calcext:value-type="string">
            <text:p>https://stackoverflow.com/questions/7415469</text:p>
          </table:table-cell>
        </table:table-row>
        <table:table-row table:style-name="ro1">
          <table:table-cell office:value-type="string" calcext:value-type="string">
            <text:p>Java Program to check Prime Number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46877958&quot;)" office:value-type="string" office:string-value="https://stackoverflow.com/questions/46877958" calcext:value-type="string">
            <text:p>https://stackoverflow.com/questions/46877958</text:p>
          </table:table-cell>
        </table:table-row>
        <table:table-row table:style-name="ro1">
          <table:table-cell office:value-type="string" calcext:value-type="string">
            <text:p>Java Program to Convert Decimal to Binary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311732&quot;)" office:value-type="string" office:string-value="https://stackoverflow.com/questions/26311732" calcext:value-type="string">
            <text:p>https://stackoverflow.com/questions/26311732</text:p>
          </table:table-cell>
        </table:table-row>
        <table:table-row table:style-name="ro1">
          <table:table-cell office:value-type="string" calcext:value-type="string">
            <text:p>How do I open a file using the default registered application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547004&quot;)" office:value-type="string" office:string-value="https://stackoverflow.com/questions/2547004" calcext:value-type="string">
            <text:p>https://stackoverflow.com/questions/2547004</text:p>
          </table:table-cell>
        </table:table-row>
        <table:table-row table:style-name="ro1">
          <table:table-cell office:value-type="string" calcext:value-type="string">
            <text:p>How do I convert angle from radians to degrees?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28316570&quot;)" office:value-type="string" office:string-value="https://stackoverflow.com/questions/28316570" calcext:value-type="string">
            <text:p>https://stackoverflow.com/questions/28316570</text:p>
          </table:table-cell>
        </table:table-row>
        <table:table-row table:style-name="ro1">
          <table:table-cell office:value-type="string" calcext:value-type="string">
            <text:p>How to pretty print JSON string using Jackson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4101386&quot;)" office:value-type="string" office:string-value="https://stackoverflow.com/questions/44101386" calcext:value-type="string">
            <text:p>https://stackoverflow.com/questions/44101386</text:p>
          </table:table-cell>
        </table:table-row>
        <table:table-row table:style-name="ro1">
          <table:table-cell office:value-type="string" calcext:value-type="string">
            <text:p>Counting word occurrences in a text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4094186&quot;)" office:value-type="string" office:string-value="https://stackoverflow.com/questions/4094186" calcext:value-type="string">
            <text:p>https://stackoverflow.com/questions/4094186</text:p>
          </table:table-cell>
        </table:table-row>
        <table:table-row table:style-name="ro1">
          <table:table-cell office:value-type="string" calcext:value-type="string">
            <text:p>Getting the Size of the Java Memory Heap</text:p>
          </table:table-cell>
          <table:table-cell office:value-type="float" office:value="7" calcext:value-type="float">
            <text:p>7</text:p>
          </table:table-cell>
          <table:table-cell table:formula="of:=HYPERLINK(&quot;https://stackoverflow.com/questions/11578259&quot;)" office:value-type="string" office:string-value="https://stackoverflow.com/questions/11578259" calcext:value-type="string">
            <text:p>https://stackoverflow.com/questions/11578259</text:p>
          </table:table-cell>
        </table:table-row>
        <table:table-row table:style-name="ro1">
          <table:table-cell office:value-type="string" calcext:value-type="string">
            <text:p>Terminate virtual machine using System clas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1479675&quot;)" office:value-type="string" office:string-value="https://stackoverflow.com/questions/31479675" calcext:value-type="string">
            <text:p>https://stackoverflow.com/questions/31479675</text:p>
          </table:table-cell>
        </table:table-row>
        <table:table-row table:style-name="ro1">
          <table:table-cell office:value-type="string" calcext:value-type="string">
            <text:p>set Timestamp to Databas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3697131&quot;)" office:value-type="string" office:string-value="https://stackoverflow.com/questions/23697131" calcext:value-type="string">
            <text:p>https://stackoverflow.com/questions/23697131</text:p>
          </table:table-cell>
        </table:table-row>
        <table:table-row table:style-name="ro1">
          <table:table-cell office:value-type="string" calcext:value-type="string">
            <text:p>convert URL query String to Map</text:p>
          </table:table-cell>
          <table:table-cell office:value-type="float" office:value="8" calcext:value-type="float">
            <text:p>8</text:p>
          </table:table-cell>
          <table:table-cell table:formula="of:=HYPERLINK(&quot;https://stackoverflow.com/questions/37600116&quot;)" office:value-type="string" office:string-value="https://stackoverflow.com/questions/37600116" calcext:value-type="string">
            <text:p>https://stackoverflow.com/questions/37600116</text:p>
          </table:table-cell>
        </table:table-row>
        <table:table-row table:style-name="ro1">
          <table:table-cell office:value-type="string" calcext:value-type="string">
            <text:p>Returns the root cause of the specified exception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747232&quot;)" office:value-type="string" office:string-value="https://stackoverflow.com/questions/17747232" calcext:value-type="string">
            <text:p>https://stackoverflow.com/questions/17747232</text:p>
          </table:table-cell>
        </table:table-row>
        <table:table-row table:style-name="ro1">
          <table:table-cell office:value-type="string" calcext:value-type="string">
            <text:p>Getting the Cookies from an HTTP Connection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5921409&quot;)" office:value-type="string" office:string-value="https://stackoverflow.com/questions/5921409" calcext:value-type="string">
            <text:p>https://stackoverflow.com/questions/5921409</text:p>
          </table:table-cell>
        </table:table-row>
        <table:table-row table:style-name="ro1">
          <table:table-cell office:value-type="string" calcext:value-type="string">
            <text:p>fill array with filling cha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9128764&quot;)" office:value-type="string" office:string-value="https://stackoverflow.com/questions/9128764" calcext:value-type="string">
            <text:p>https://stackoverflow.com/questions/9128764</text:p>
          </table:table-cell>
        </table:table-row>
        <table:table-row table:style-name="ro1">
          <table:table-cell office:value-type="string" calcext:value-type="string">
            <text:p>get Browser from user agen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870975&quot;)" office:value-type="string" office:string-value="https://stackoverflow.com/questions/26870975" calcext:value-type="string">
            <text:p>https://stackoverflow.com/questions/26870975</text:p>
          </table:table-cell>
        </table:table-row>
        <table:table-row table:style-name="ro1">
          <table:table-cell office:value-type="string" calcext:value-type="string">
            <text:p>import Csv from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6437500&quot;)" office:value-type="string" office:string-value="https://stackoverflow.com/questions/6437500" calcext:value-type="string">
            <text:p>https://stackoverflow.com/questions/6437500</text:p>
          </table:table-cell>
        </table:table-row>
        <table:table-row table:style-name="ro1">
          <table:table-cell office:value-type="string" calcext:value-type="string">
            <text:p>Check if a path is a symbolic link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39256292&quot;)" office:value-type="string" office:string-value="https://stackoverflow.com/questions/39256292" calcext:value-type="string">
            <text:p>https://stackoverflow.com/questions/39256292</text:p>
          </table:table-cell>
        </table:table-row>
        <table:table-row table:style-name="ro1">
          <table:table-cell office:value-type="string" calcext:value-type="string">
            <text:p>Get Number Of Entries In Zip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3910505&quot;)" office:value-type="string" office:string-value="https://stackoverflow.com/questions/33910505" calcext:value-type="string">
            <text:p>https://stackoverflow.com/questions/33910505</text:p>
          </table:table-cell>
        </table:table-row>
        <table:table-row table:style-name="ro1">
          <table:table-cell office:value-type="string" calcext:value-type="string">
            <text:p>get Last Inserted ID from mysql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14170703&quot;)" office:value-type="string" office:string-value="https://stackoverflow.com/questions/14170703" calcext:value-type="string">
            <text:p>https://stackoverflow.com/questions/14170703</text:p>
          </table:table-cell>
        </table:table-row>
        <table:table-row table:style-name="ro1">
          <table:table-cell office:value-type="string" calcext:value-type="string">
            <text:p>Returns intersection of two collection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8882139&quot;)" office:value-type="string" office:string-value="https://stackoverflow.com/questions/8882139" calcext:value-type="string">
            <text:p>https://stackoverflow.com/questions/8882139</text:p>
          </table:table-cell>
        </table:table-row>
        <table:table-row table:style-name="ro1">
          <table:table-cell office:value-type="string" calcext:value-type="string">
            <text:p>Load and play wav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2059638&quot;)" office:value-type="string" office:string-value="https://stackoverflow.com/questions/12059638" calcext:value-type="string">
            <text:p>https://stackoverflow.com/questions/12059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15:22:24.777933122</dc:date>
    <meta:editing-duration>PT1M25S</meta:editing-duration>
    <meta:editing-cycles>1</meta:editing-cycles>
    <meta:document-statistic meta:table-count="1" meta:cell-count="153" meta:object-count="0"/>
    <meta:generator>LibreOffice/6.0.7.3$Linux_X86_64 LibreOffice_project/00m0$Build-3</meta:generator>
  </office:meta>
</office:document-meta>
</file>